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ayfa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yfa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499021351253038" calcext:value-type="float">
            <text:p>0.049902135125304</text:p>
          </table:table-cell>
          <table:table-cell office:value-type="float" office:value="-0.00313077616548181" calcext:value-type="float">
            <text:p>-0.003130776165482</text:p>
          </table:table-cell>
          <table:table-cell table:number-columns-repeated="61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496089179512887" calcext:value-type="float">
            <text:p>0.049608917951289</text:p>
          </table:table-cell>
          <table:table-cell office:value-type="float" office:value="-0.00624922512479638" calcext:value-type="float">
            <text:p>-0.006249225124796</text:p>
          </table:table-cell>
          <table:table-cell table:number-columns-repeated="61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0491214959847914" calcext:value-type="float">
            <text:p>0.049121495984791</text:p>
          </table:table-cell>
          <table:table-cell office:value-type="float" office:value="-0.0093430691563531" calcext:value-type="float">
            <text:p>-0.009343069156353</text:p>
          </table:table-cell>
          <table:table-cell table:number-columns-repeated="61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484417918416171" calcext:value-type="float">
            <text:p>0.048441791841617</text:p>
          </table:table-cell>
          <table:table-cell office:value-type="float" office:value="-0.0124001693173689" calcext:value-type="float">
            <text:p>-0.012400169317369</text:p>
          </table:table-cell>
          <table:table-cell table:number-columns-repeated="61"/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0475724842712454" calcext:value-type="float">
            <text:p>0.047572484271245</text:p>
          </table:table-cell>
          <table:table-cell office:value-type="float" office:value="-0.0154085355529434" calcext:value-type="float">
            <text:p>-0.015408535552943</text:p>
          </table:table-cell>
          <table:table-cell table:number-columns-repeated="61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465169889258982" calcext:value-type="float">
            <text:p>0.046516988925898</text:p>
          </table:table-cell>
          <table:table-cell office:value-type="float" office:value="-0.0183563140274714" calcext:value-type="float">
            <text:p>-0.018356314027471</text:p>
          </table:table-cell>
          <table:table-cell table:number-columns-repeated="61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0452794518806004" calcext:value-type="float">
            <text:p>0.0452794518806</text:p>
          </table:table-cell>
          <table:table-cell office:value-type="float" office:value="-0.0212319241775369" calcext:value-type="float">
            <text:p>-0.021231924177537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43864734908218" calcext:value-type="float">
            <text:p>0.043864734908218</text:p>
          </table:table-cell>
          <table:table-cell office:value-type="float" office:value="-0.024024118728149" calcext:value-type="float">
            <text:p>-0.024024118728149</text:p>
          </table:table-cell>
          <table:table-cell table:number-columns-repeated="61"/>
        </table:table-row>
        <table:table-row table:style-name="ro1">
          <table:table-cell office:value-type="float" office:value="0.595314970745559" calcext:value-type="float">
            <text:p>0.595314970745559</text:p>
          </table:table-cell>
          <table:table-cell office:value-type="float" office:value="0.041378843959913" calcext:value-type="float">
            <text:p>0.041378843959913</text:p>
          </table:table-cell>
          <table:table-cell office:value-type="float" office:value="-0.0280972489433361" calcext:value-type="float">
            <text:p>-0.028097248943336</text:p>
          </table:table-cell>
          <table:table-cell table:number-columns-repeated="61"/>
        </table:table-row>
        <table:table-row table:style-name="ro1">
          <table:table-cell office:value-type="float" office:value="0.690629941491118" calcext:value-type="float">
            <text:p>0.690629941491118</text:p>
          </table:table-cell>
          <table:table-cell office:value-type="float" office:value="0.0385167006769116" calcext:value-type="float">
            <text:p>0.038516700676912</text:p>
          </table:table-cell>
          <table:table-cell office:value-type="float" office:value="-0.0319139335188914" calcext:value-type="float">
            <text:p>-0.031913933518891</text:p>
          </table:table-cell>
          <table:table-cell table:number-columns-repeated="61"/>
        </table:table-row>
        <table:table-row table:style-name="ro1">
          <table:table-cell office:value-type="float" office:value="0.785944912236677" calcext:value-type="float">
            <text:p>0.785944912236677</text:p>
          </table:table-cell>
          <table:table-cell office:value-type="float" office:value="0.0353043910608194" calcext:value-type="float">
            <text:p>0.035304391060819</text:p>
          </table:table-cell>
          <table:table-cell office:value-type="float" office:value="-0.0354394239217826" calcext:value-type="float">
            <text:p>-0.035439423921783</text:p>
          </table:table-cell>
          <table:table-cell table:number-columns-repeated="61"/>
        </table:table-row>
        <table:table-row table:style-name="ro1">
          <table:table-cell office:value-type="float" office:value="0.881259882982235" calcext:value-type="float">
            <text:p>0.881259882982235</text:p>
          </table:table-cell>
          <table:table-cell office:value-type="float" office:value="0.0317711560199333" calcext:value-type="float">
            <text:p>0.031771156019933</text:p>
          </table:table-cell>
          <table:table-cell office:value-type="float" office:value="-0.0386420100469848" calcext:value-type="float">
            <text:p>-0.038642010046985</text:p>
          </table:table-cell>
          <table:table-cell table:number-columns-repeated="61"/>
        </table:table-row>
        <table:table-row table:style-name="ro1">
          <table:table-cell office:value-type="float" office:value="0.977537591649744" calcext:value-type="float">
            <text:p>0.977537591649744</text:p>
          </table:table-cell>
          <table:table-cell office:value-type="float" office:value="0.0279091810089015" calcext:value-type="float">
            <text:p>0.027909181008902</text:p>
          </table:table-cell>
          <table:table-cell office:value-type="float" office:value="-0.0415198846029658" calcext:value-type="float">
            <text:p>-0.041519884602966</text:p>
          </table:table-cell>
          <table:table-cell table:number-columns-repeated="61"/>
        </table:table-row>
        <table:table-row table:style-name="ro1">
          <table:table-cell office:value-type="float" office:value="1.07381530031725" calcext:value-type="float">
            <text:p>1.07381530031725</text:p>
          </table:table-cell>
          <table:table-cell office:value-type="float" office:value="0.0237885593675926" calcext:value-type="float">
            <text:p>0.023788559367593</text:p>
          </table:table-cell>
          <table:table-cell office:value-type="float" office:value="-0.0440122380607969" calcext:value-type="float">
            <text:p>-0.044012238060797</text:p>
          </table:table-cell>
          <table:table-cell table:number-columns-repeated="61"/>
        </table:table-row>
        <table:table-row table:style-name="ro1">
          <table:table-cell office:value-type="float" office:value="1.17009300898476" calcext:value-type="float">
            <text:p>1.17009300898476</text:p>
          </table:table-cell>
          <table:table-cell office:value-type="float" office:value="0.0194475604112064" calcext:value-type="float">
            <text:p>0.019447560411206</text:p>
          </table:table-cell>
          <table:table-cell office:value-type="float" office:value="-0.0460960638105154" calcext:value-type="float">
            <text:p>-0.046096063810515</text:p>
          </table:table-cell>
          <table:table-cell table:number-columns-repeated="61"/>
        </table:table-row>
        <table:table-row table:style-name="ro1">
          <table:table-cell office:value-type="float" office:value="1.26637071765227" calcext:value-type="float">
            <text:p>1.26637071765227</text:p>
          </table:table-cell>
          <table:table-cell office:value-type="float" office:value="0.0149263291674915" calcext:value-type="float">
            <text:p>0.014926329167492</text:p>
          </table:table-cell>
          <table:table-cell office:value-type="float" office:value="-0.0477524532620824" calcext:value-type="float">
            <text:p>-0.047752453262082</text:p>
          </table:table-cell>
          <table:table-cell table:number-columns-repeated="61"/>
        </table:table-row>
        <table:table-row table:style-name="ro1">
          <table:table-cell office:value-type="float" office:value="1.36728966101086" calcext:value-type="float">
            <text:p>1.36728966101086</text:p>
          </table:table-cell>
          <table:table-cell office:value-type="float" office:value="0.0100392572792991" calcext:value-type="float">
            <text:p>0.010039257279299</text:p>
          </table:table-cell>
          <table:table-cell office:value-type="float" office:value="-0.0490135989634426" calcext:value-type="float">
            <text:p>-0.049013598963443</text:p>
          </table:table-cell>
          <table:table-cell table:number-columns-repeated="61"/>
        </table:table-row>
        <table:table-row table:style-name="ro1">
          <table:table-cell office:value-type="float" office:value="1.46820860436946" calcext:value-type="float">
            <text:p>1.46820860436946</text:p>
          </table:table-cell>
          <table:table-cell office:value-type="float" office:value="0.00505010885490819" calcext:value-type="float">
            <text:p>0.005050108854908</text:p>
          </table:table-cell>
          <table:table-cell office:value-type="float" office:value="-0.0497757847461538" calcext:value-type="float">
            <text:p>-0.049775784746154</text:p>
          </table:table-cell>
          <table:table-cell table:number-columns-repeated="61"/>
        </table:table-row>
        <table:table-row table:style-name="ro1">
          <table:table-cell office:value-type="float" office:value="1.56912754772805" calcext:value-type="float">
            <text:p>1.56912754772805</text:p>
          </table:table-cell>
          <table:table-cell table:style-name="ce1" office:value-type="float" office:value="0.00000975227452592285" calcext:value-type="float">
            <text:p>9.75E-06</text:p>
          </table:table-cell>
          <table:table-cell office:value-type="float" office:value="-0.0500312290689267" calcext:value-type="float">
            <text:p>-0.050031229068927</text:p>
          </table:table-cell>
          <table:table-cell table:number-columns-repeated="61"/>
        </table:table-row>
        <table:table-row table:style-name="ro1">
          <table:table-cell office:value-type="float" office:value="1.67004649108664" calcext:value-type="float">
            <text:p>1.67004649108664</text:p>
          </table:table-cell>
          <table:table-cell office:value-type="float" office:value="-0.00503074555111024" calcext:value-type="float">
            <text:p>-0.00503074555111</text:p>
          </table:table-cell>
          <table:table-cell office:value-type="float" office:value="-0.0497775377433497" calcext:value-type="float">
            <text:p>-0.04977753774335</text:p>
          </table:table-cell>
          <table:table-cell table:number-columns-repeated="61"/>
        </table:table-row>
        <table:table-row table:style-name="ro1">
          <table:table-cell office:value-type="float" office:value="1.76757137145222" calcext:value-type="float">
            <text:p>1.76757137145222</text:p>
          </table:table-cell>
          <table:table-cell office:value-type="float" office:value="-0.00985386089391514" calcext:value-type="float">
            <text:p>-0.009853860893915</text:p>
          </table:table-cell>
          <table:table-cell office:value-type="float" office:value="-0.0490511487260755" calcext:value-type="float">
            <text:p>-0.049051148726076</text:p>
          </table:table-cell>
          <table:table-cell table:number-columns-repeated="61"/>
        </table:table-row>
        <table:table-row table:style-name="ro1">
          <table:table-cell office:value-type="float" office:value="1.86509625181781" calcext:value-type="float">
            <text:p>1.86509625181781</text:p>
          </table:table-cell>
          <table:table-cell office:value-type="float" office:value="-0.0145832308827121" calcext:value-type="float">
            <text:p>-0.014583230882712</text:p>
          </table:table-cell>
          <table:table-cell office:value-type="float" office:value="-0.0478584544686369" calcext:value-type="float">
            <text:p>-0.047858454468637</text:p>
          </table:table-cell>
          <table:table-cell table:number-columns-repeated="61"/>
        </table:table-row>
        <table:table-row table:style-name="ro1">
          <table:table-cell office:value-type="float" office:value="1.96262113218339" calcext:value-type="float">
            <text:p>1.96262113218339</text:p>
          </table:table-cell>
          <table:table-cell office:value-type="float" office:value="-0.0191737741135452" calcext:value-type="float">
            <text:p>-0.019173774113545</text:p>
          </table:table-cell>
          <table:table-cell office:value-type="float" office:value="-0.0462105667249417" calcext:value-type="float">
            <text:p>-0.046210566724942</text:p>
          </table:table-cell>
          <table:table-cell table:number-columns-repeated="61"/>
        </table:table-row>
        <table:table-row table:style-name="ro1">
          <table:table-cell office:value-type="float" office:value="2.06014601254897" calcext:value-type="float">
            <text:p>2.06014601254897</text:p>
          </table:table-cell>
          <table:table-cell office:value-type="float" office:value="-0.0235820590698318" calcext:value-type="float">
            <text:p>-0.023582059069832</text:p>
          </table:table-cell>
          <table:table-cell office:value-type="float" office:value="-0.0441230084316134" calcext:value-type="float">
            <text:p>-0.044123008431613</text:p>
          </table:table-cell>
          <table:table-cell table:number-columns-repeated="61"/>
        </table:table-row>
        <table:table-row table:style-name="ro1">
          <table:table-cell office:value-type="float" office:value="2.15550403335513" calcext:value-type="float">
            <text:p>2.15550403335513</text:p>
          </table:table-cell>
          <table:table-cell office:value-type="float" office:value="-0.0276761091561585" calcext:value-type="float">
            <text:p>-0.027676109156159</text:p>
          </table:table-cell>
          <table:table-cell office:value-type="float" office:value="-0.0416755735596801" calcext:value-type="float">
            <text:p>-0.04167557355968</text:p>
          </table:table-cell>
          <table:table-cell table:number-columns-repeated="61"/>
        </table:table-row>
        <table:table-row table:style-name="ro1">
          <table:table-cell office:value-type="float" office:value="2.2508620541613" calcext:value-type="float">
            <text:p>2.2508620541613</text:p>
          </table:table-cell>
          <table:table-cell office:value-type="float" office:value="-0.0315184176030523" calcext:value-type="float">
            <text:p>-0.031518417603052</text:p>
          </table:table-cell>
          <table:table-cell office:value-type="float" office:value="-0.0388486215084028" calcext:value-type="float">
            <text:p>-0.038848621508403</text:p>
          </table:table-cell>
          <table:table-cell table:number-columns-repeated="61"/>
        </table:table-row>
        <table:table-row table:style-name="ro1">
          <table:table-cell office:value-type="float" office:value="2.34622007496746" calcext:value-type="float">
            <text:p>2.34622007496746</text:p>
          </table:table-cell>
          <table:table-cell office:value-type="float" office:value="-0.0350738616093754" calcext:value-type="float">
            <text:p>-0.035073861609375</text:p>
          </table:table-cell>
          <table:table-cell office:value-type="float" office:value="-0.0356676412618978" calcext:value-type="float">
            <text:p>-0.035667641261898</text:p>
          </table:table-cell>
          <table:table-cell table:number-columns-repeated="61"/>
        </table:table-row>
        <table:table-row table:style-name="ro1">
          <table:table-cell office:value-type="float" office:value="2.44157809577362" calcext:value-type="float">
            <text:p>2.44157809577362</text:p>
          </table:table-cell>
          <table:table-cell office:value-type="float" office:value="-0.0383102405724363" calcext:value-type="float">
            <text:p>-0.038310240572436</text:p>
          </table:table-cell>
          <table:table-cell office:value-type="float" office:value="-0.0321613581205183" calcext:value-type="float">
            <text:p>-0.032161358120518</text:p>
          </table:table-cell>
          <table:table-cell table:number-columns-repeated="61"/>
        </table:table-row>
        <table:table-row table:style-name="ro1">
          <table:table-cell office:value-type="float" office:value="2.53789977939905" calcext:value-type="float">
            <text:p>2.53789977939905</text:p>
          </table:table-cell>
          <table:table-cell office:value-type="float" office:value="-0.0412255595634495" calcext:value-type="float">
            <text:p>-0.04122555956345</text:p>
          </table:table-cell>
          <table:table-cell office:value-type="float" office:value="-0.0283217167817653" calcext:value-type="float">
            <text:p>-0.028321716781765</text:p>
          </table:table-cell>
          <table:table-cell table:number-columns-repeated="61"/>
        </table:table-row>
        <table:table-row table:style-name="ro1">
          <table:table-cell office:value-type="float" office:value="2.63422146302447" calcext:value-type="float">
            <text:p>2.63422146302447</text:p>
          </table:table-cell>
          <table:table-cell office:value-type="float" office:value="-0.0437579768512689" calcext:value-type="float">
            <text:p>-0.043757976851269</text:p>
          </table:table-cell>
          <table:table-cell office:value-type="float" office:value="-0.0242182388486914" calcext:value-type="float">
            <text:p>-0.024218238848691</text:p>
          </table:table-cell>
          <table:table-cell table:number-columns-repeated="61"/>
        </table:table-row>
        <table:table-row table:style-name="ro1">
          <table:table-cell office:value-type="float" office:value="2.73054314664989" calcext:value-type="float">
            <text:p>2.73054314664989</text:p>
          </table:table-cell>
          <table:table-cell office:value-type="float" office:value="-0.0458837640501945" calcext:value-type="float">
            <text:p>-0.045883764050195</text:p>
          </table:table-cell>
          <table:table-cell office:value-type="float" office:value="-0.0198890419351897" calcext:value-type="float">
            <text:p>-0.01988904193519</text:p>
          </table:table-cell>
          <table:table-cell table:number-columns-repeated="61"/>
        </table:table-row>
        <table:table-row table:style-name="ro1">
          <table:table-cell office:value-type="float" office:value="2.82686483027532" calcext:value-type="float">
            <text:p>2.82686483027532</text:p>
          </table:table-cell>
          <table:table-cell office:value-type="float" office:value="-0.0475832896499721" calcext:value-type="float">
            <text:p>-0.047583289649972</text:p>
          </table:table-cell>
          <table:table-cell office:value-type="float" office:value="-0.0153742659656192" calcext:value-type="float">
            <text:p>-0.015374265965619</text:p>
          </table:table-cell>
          <table:table-cell table:number-columns-repeated="61"/>
        </table:table-row>
        <table:table-row table:style-name="ro1">
          <table:table-cell office:value-type="float" office:value="2.92748689683162" calcext:value-type="float">
            <text:p>2.92748689683162</text:p>
          </table:table-cell>
          <table:table-cell office:value-type="float" office:value="-0.0488865424071963" calcext:value-type="float">
            <text:p>-0.048886542407196</text:p>
          </table:table-cell>
          <table:table-cell office:value-type="float" office:value="-0.0105051787223418" calcext:value-type="float">
            <text:p>-0.010505178722342</text:p>
          </table:table-cell>
          <table:table-cell table:number-columns-repeated="61"/>
        </table:table-row>
        <table:table-row table:style-name="ro1">
          <table:table-cell office:value-type="float" office:value="3.02810896338792" calcext:value-type="float">
            <text:p>3.02810896338792</text:p>
          </table:table-cell>
          <table:table-cell office:value-type="float" office:value="-0.0496940221410254" calcext:value-type="float">
            <text:p>-0.049694022141025</text:p>
          </table:table-cell>
          <table:table-cell office:value-type="float" office:value="-0.00552915917139089" calcext:value-type="float">
            <text:p>-0.005529159171391</text:p>
          </table:table-cell>
          <table:table-cell table:number-columns-repeated="61"/>
        </table:table-row>
        <table:table-row table:style-name="ro1">
          <table:table-cell office:value-type="float" office:value="3.12873102994422" calcext:value-type="float">
            <text:p>3.12873102994422</text:p>
          </table:table-cell>
          <table:table-cell office:value-type="float" office:value="-0.0499973648445795" calcext:value-type="float">
            <text:p>-0.04999736484458</text:p>
          </table:table-cell>
          <table:table-cell office:value-type="float" office:value="-0.000496975271539489" calcext:value-type="float">
            <text:p>-0.000496975271539</text:p>
          </table:table-cell>
          <table:table-cell table:number-columns-repeated="61"/>
        </table:table-row>
        <table:table-row table:style-name="ro1">
          <table:table-cell office:value-type="float" office:value="3.22935309650053" calcext:value-type="float">
            <text:p>3.22935309650053</text:p>
          </table:table-cell>
          <table:table-cell office:value-type="float" office:value="-0.0497936499245063" calcext:value-type="float">
            <text:p>-0.049793649924506</text:p>
          </table:table-cell>
          <table:table-cell office:value-type="float" office:value="0.00454032028219833" calcext:value-type="float">
            <text:p>0.004540320282198</text:p>
          </table:table-cell>
          <table:table-cell table:number-columns-repeated="61"/>
        </table:table-row>
        <table:table-row table:style-name="ro1">
          <table:table-cell office:value-type="float" office:value="3.32666313746298" calcext:value-type="float">
            <text:p>3.32666313746298</text:p>
          </table:table-cell>
          <table:table-cell office:value-type="float" office:value="-0.0491164161186674" calcext:value-type="float">
            <text:p>-0.049116416118667</text:p>
          </table:table-cell>
          <table:table-cell office:value-type="float" office:value="0.00936856541774227" calcext:value-type="float">
            <text:p>0.009368565417742</text:p>
          </table:table-cell>
          <table:table-cell table:number-columns-repeated="61"/>
        </table:table-row>
        <table:table-row table:style-name="ro1">
          <table:table-cell office:value-type="float" office:value="3.42397317842544" calcext:value-type="float">
            <text:p>3.42397317842544</text:p>
          </table:table-cell>
          <table:table-cell office:value-type="float" office:value="-0.0479733332238816" calcext:value-type="float">
            <text:p>-0.047973333223882</text:p>
          </table:table-cell>
          <table:table-cell office:value-type="float" office:value="0.0141074383384084" calcext:value-type="float">
            <text:p>0.014107438338408</text:p>
          </table:table-cell>
          <table:table-cell table:number-columns-repeated="61"/>
        </table:table-row>
        <table:table-row table:style-name="ro1">
          <table:table-cell office:value-type="float" office:value="3.5212832193879" calcext:value-type="float">
            <text:p>3.5212832193879</text:p>
          </table:table-cell>
          <table:table-cell office:value-type="float" office:value="-0.046375217593555" calcext:value-type="float">
            <text:p>-0.046375217593555</text:p>
          </table:table-cell>
          <table:table-cell office:value-type="float" office:value="0.0187117112249355" calcext:value-type="float">
            <text:p>0.018711711224936</text:p>
          </table:table-cell>
          <table:table-cell table:number-columns-repeated="61"/>
        </table:table-row>
        <table:table-row table:style-name="ro1">
          <table:table-cell office:value-type="float" office:value="3.61859326035035" calcext:value-type="float">
            <text:p>3.61859326035035</text:p>
          </table:table-cell>
          <table:table-cell office:value-type="float" office:value="-0.0443373453507455" calcext:value-type="float">
            <text:p>-0.044337345350746</text:p>
          </table:table-cell>
          <table:table-cell office:value-type="float" office:value="0.0231378339105525" calcext:value-type="float">
            <text:p>0.023137833910553</text:p>
          </table:table-cell>
          <table:table-cell table:number-columns-repeated="61"/>
        </table:table-row>
        <table:table-row table:style-name="ro1">
          <table:table-cell office:value-type="float" office:value="3.71369666954173" calcext:value-type="float">
            <text:p>3.71369666954173</text:p>
          </table:table-cell>
          <table:table-cell office:value-type="float" office:value="-0.0419394142127497" calcext:value-type="float">
            <text:p>-0.04193941421275</text:p>
          </table:table-cell>
          <table:table-cell office:value-type="float" office:value="0.0272513469496768" calcext:value-type="float">
            <text:p>0.027251346949677</text:p>
          </table:table-cell>
          <table:table-cell table:number-columns-repeated="61"/>
        </table:table-row>
        <table:table-row table:style-name="ro1">
          <table:table-cell office:value-type="float" office:value="3.8088000787331" calcext:value-type="float">
            <text:p>3.8088000787331</text:p>
          </table:table-cell>
          <table:table-cell office:value-type="float" office:value="-0.0391618036623668" calcext:value-type="float">
            <text:p>-0.039161803662367</text:p>
          </table:table-cell>
          <table:table-cell office:value-type="float" office:value="0.031117200265494" calcext:value-type="float">
            <text:p>0.031117200265494</text:p>
          </table:table-cell>
          <table:table-cell table:number-columns-repeated="61"/>
        </table:table-row>
        <table:table-row table:style-name="ro1">
          <table:table-cell office:value-type="float" office:value="3.90390348792447" calcext:value-type="float">
            <text:p>3.90390348792447</text:p>
          </table:table-cell>
          <table:table-cell office:value-type="float" office:value="-0.0360297180200738" calcext:value-type="float">
            <text:p>-0.036029718020074</text:p>
          </table:table-cell>
          <table:table-cell office:value-type="float" office:value="0.0347003414094024" calcext:value-type="float">
            <text:p>0.034700341409402</text:p>
          </table:table-cell>
          <table:table-cell table:number-columns-repeated="61"/>
        </table:table-row>
        <table:table-row table:style-name="ro1">
          <table:table-cell office:value-type="float" office:value="3.99900689711584" calcext:value-type="float">
            <text:p>3.99900689711584</text:p>
          </table:table-cell>
          <table:table-cell office:value-type="float" office:value="-0.0325715491845629" calcext:value-type="float">
            <text:p>-0.032571549184563</text:p>
          </table:table-cell>
          <table:table-cell office:value-type="float" office:value="0.0379686659188942" calcext:value-type="float">
            <text:p>0.037968665918894</text:p>
          </table:table-cell>
          <table:table-cell table:number-columns-repeated="61"/>
        </table:table-row>
        <table:table-row table:style-name="ro1">
          <table:table-cell office:value-type="float" office:value="4.09514842799757" calcext:value-type="float">
            <text:p>4.09514842799757</text:p>
          </table:table-cell>
          <table:table-cell office:value-type="float" office:value="-0.0287761607820702" calcext:value-type="float">
            <text:p>-0.02877616078207</text:p>
          </table:table-cell>
          <table:table-cell office:value-type="float" office:value="0.0409228990050943" calcext:value-type="float">
            <text:p>0.040922899005094</text:p>
          </table:table-cell>
          <table:table-cell table:number-columns-repeated="61"/>
        </table:table-row>
        <table:table-row table:style-name="ro1">
          <table:table-cell office:value-type="float" office:value="4.19128995887931" calcext:value-type="float">
            <text:p>4.19128995887931</text:p>
          </table:table-cell>
          <table:table-cell office:value-type="float" office:value="-0.024714828174606" calcext:value-type="float">
            <text:p>-0.024714828174606</text:p>
          </table:table-cell>
          <table:table-cell office:value-type="float" office:value="0.0434981703235719" calcext:value-type="float">
            <text:p>0.043498170323572</text:p>
          </table:table-cell>
          <table:table-cell table:number-columns-repeated="61"/>
        </table:table-row>
        <table:table-row table:style-name="ro1">
          <table:table-cell office:value-type="float" office:value="4.28743148976105" calcext:value-type="float">
            <text:p>4.28743148976105</text:p>
          </table:table-cell>
          <table:table-cell office:value-type="float" office:value="-0.0204251664791925" calcext:value-type="float">
            <text:p>-0.020425166479193</text:p>
          </table:table-cell>
          <table:table-cell office:value-type="float" office:value="0.0456707692018517" calcext:value-type="float">
            <text:p>0.045670769201852</text:p>
          </table:table-cell>
          <table:table-cell table:number-columns-repeated="61"/>
        </table:table-row>
        <table:table-row table:style-name="ro1">
          <table:table-cell office:value-type="float" office:value="4.38357302064278" calcext:value-type="float">
            <text:p>4.38357302064278</text:p>
          </table:table-cell>
          <table:table-cell office:value-type="float" office:value="-0.0159467417701055" calcext:value-type="float">
            <text:p>-0.015946741770106</text:p>
          </table:table-cell>
          <table:table-cell office:value-type="float" office:value="0.0474210233951139" calcext:value-type="float">
            <text:p>0.047421023395114</text:p>
          </table:table-cell>
          <table:table-cell table:number-columns-repeated="61"/>
        </table:table-row>
        <table:table-row table:style-name="ro1">
          <table:table-cell office:value-type="float" office:value="4.48412066050021" calcext:value-type="float">
            <text:p>4.48412066050021</text:p>
          </table:table-cell>
          <table:table-cell office:value-type="float" office:value="-0.011105984991639" calcext:value-type="float">
            <text:p>-0.011105984991639</text:p>
          </table:table-cell>
          <table:table-cell office:value-type="float" office:value="0.0487825933661017" calcext:value-type="float">
            <text:p>0.048782593366102</text:p>
          </table:table-cell>
          <table:table-cell table:number-columns-repeated="61"/>
        </table:table-row>
        <table:table-row table:style-name="ro1">
          <table:table-cell office:value-type="float" office:value="4.58466830035765" calcext:value-type="float">
            <text:p>4.58466830035765</text:p>
          </table:table-cell>
          <table:table-cell office:value-type="float" office:value="-0.00615311985744212" calcext:value-type="float">
            <text:p>-0.006153119857442</text:p>
          </table:table-cell>
          <table:table-cell office:value-type="float" office:value="0.0496511649945514" calcext:value-type="float">
            <text:p>0.049651164994551</text:p>
          </table:table-cell>
          <table:table-cell table:number-columns-repeated="61"/>
        </table:table-row>
        <table:table-row table:style-name="ro1">
          <table:table-cell office:value-type="float" office:value="4.68521594021508" calcext:value-type="float">
            <text:p>4.68521594021508</text:p>
          </table:table-cell>
          <table:table-cell office:value-type="float" office:value="-0.0011382737024591" calcext:value-type="float">
            <text:p>-0.001138273702459</text:p>
          </table:table-cell>
          <table:table-cell office:value-type="float" office:value="0.0500179529541905" calcext:value-type="float">
            <text:p>0.050017952954191</text:p>
          </table:table-cell>
          <table:table-cell table:number-columns-repeated="61"/>
        </table:table-row>
        <table:table-row table:style-name="ro1">
          <table:table-cell office:value-type="float" office:value="4.78576358007252" calcext:value-type="float">
            <text:p>4.78576358007252</text:p>
          </table:table-cell>
          <table:table-cell office:value-type="float" office:value="0.00388811216616762" calcext:value-type="float">
            <text:p>0.003888112166168</text:p>
          </table:table-cell>
          <table:table-cell office:value-type="float" office:value="0.04987947474911" calcext:value-type="float">
            <text:p>0.04987947474911</text:p>
          </table:table-cell>
          <table:table-cell table:number-columns-repeated="61"/>
        </table:table-row>
        <table:table-row table:style-name="ro1">
          <table:table-cell office:value-type="float" office:value="4.88349738597024" calcext:value-type="float">
            <text:p>4.88349738597024</text:p>
          </table:table-cell>
          <table:table-cell office:value-type="float" office:value="0.00873687650631669" calcext:value-type="float">
            <text:p>0.008736876506317</text:p>
          </table:table-cell>
          <table:table-cell office:value-type="float" office:value="0.0492620561281652" calcext:value-type="float">
            <text:p>0.049262056128165</text:p>
          </table:table-cell>
          <table:table-cell table:number-columns-repeated="61"/>
        </table:table-row>
        <table:table-row table:style-name="ro1">
          <table:table-cell office:value-type="float" office:value="4.98123119186796" calcext:value-type="float">
            <text:p>4.98123119186796</text:p>
          </table:table-cell>
          <table:table-cell office:value-type="float" office:value="0.0135021570120038" calcext:value-type="float">
            <text:p>0.013502157012004</text:p>
          </table:table-cell>
          <table:table-cell office:value-type="float" office:value="0.0481743473500234" calcext:value-type="float">
            <text:p>0.048174347350023</text:p>
          </table:table-cell>
          <table:table-cell table:number-columns-repeated="61"/>
        </table:table-row>
        <table:table-row table:style-name="ro1">
          <table:table-cell office:value-type="float" office:value="5.07896499776568" calcext:value-type="float">
            <text:p>5.07896499776568</text:p>
          </table:table-cell>
          <table:table-cell office:value-type="float" office:value="0.018138340630778" calcext:value-type="float">
            <text:p>0.018138340630778</text:p>
          </table:table-cell>
          <table:table-cell office:value-type="float" office:value="0.046626513549143" calcext:value-type="float">
            <text:p>0.046626513549143</text:p>
          </table:table-cell>
          <table:table-cell table:number-columns-repeated="61"/>
        </table:table-row>
        <table:table-row table:style-name="ro1">
          <table:table-cell office:value-type="float" office:value="5.17669880366339" calcext:value-type="float">
            <text:p>5.17669880366339</text:p>
          </table:table-cell>
          <table:table-cell office:value-type="float" office:value="0.0226013783228019" calcext:value-type="float">
            <text:p>0.022601378322802</text:p>
          </table:table-cell>
          <table:table-cell office:value-type="float" office:value="0.0446332021807086" calcext:value-type="float">
            <text:p>0.044633202180709</text:p>
          </table:table-cell>
          <table:table-cell table:number-columns-repeated="61"/>
        </table:table-row>
        <table:table-row table:style-name="ro1">
          <table:table-cell office:value-type="float" office:value="5.27209175666525" calcext:value-type="float">
            <text:p>5.27209175666525</text:p>
          </table:table-cell>
          <table:table-cell office:value-type="float" office:value="0.0267499466772798" calcext:value-type="float">
            <text:p>0.02674994667728</text:p>
          </table:table-cell>
          <table:table-cell office:value-type="float" office:value="0.0422760647133196" calcext:value-type="float">
            <text:p>0.04227606471332</text:p>
          </table:table-cell>
          <table:table-cell table:number-columns-repeated="61"/>
        </table:table-row>
        <table:table-row table:style-name="ro1">
          <table:table-cell office:value-type="float" office:value="5.3674847096671" calcext:value-type="float">
            <text:p>5.3674847096671</text:p>
          </table:table-cell>
          <table:table-cell office:value-type="float" office:value="0.0306550286223016" calcext:value-type="float">
            <text:p>0.030655028622302</text:p>
          </table:table-cell>
          <table:table-cell office:value-type="float" office:value="0.0395337154558462" calcext:value-type="float">
            <text:p>0.039533715455846</text:p>
          </table:table-cell>
          <table:table-cell table:number-columns-repeated="61"/>
        </table:table-row>
        <table:table-row table:style-name="ro1">
          <table:table-cell office:value-type="float" office:value="5.46287766266895" calcext:value-type="float">
            <text:p>5.46287766266895</text:p>
          </table:table-cell>
          <table:table-cell office:value-type="float" office:value="0.0342809091822267" calcext:value-type="float">
            <text:p>0.034280909182227</text:p>
          </table:table-cell>
          <table:table-cell office:value-type="float" office:value="0.0364308839752282" calcext:value-type="float">
            <text:p>0.036430883975228</text:p>
          </table:table-cell>
          <table:table-cell table:number-columns-repeated="61"/>
        </table:table-row>
        <table:table-row table:style-name="ro1">
          <table:table-cell office:value-type="float" office:value="5.5582706156708" calcext:value-type="float">
            <text:p>5.5582706156708</text:p>
          </table:table-cell>
          <table:table-cell office:value-type="float" office:value="0.0375947278189308" calcext:value-type="float">
            <text:p>0.037594727818931</text:p>
          </table:table-cell>
          <table:table-cell office:value-type="float" office:value="0.0329956005419362" calcext:value-type="float">
            <text:p>0.032995600541936</text:p>
          </table:table-cell>
          <table:table-cell table:number-columns-repeated="61"/>
        </table:table-row>
        <table:table-row table:style-name="ro1">
          <table:table-cell office:value-type="float" office:value="5.65445607976062" calcext:value-type="float">
            <text:p>5.65445607976062</text:p>
          </table:table-cell>
          <table:table-cell office:value-type="float" office:value="0.040589629404109" calcext:value-type="float">
            <text:p>0.040589629404109</text:p>
          </table:table-cell>
          <table:table-cell office:value-type="float" office:value="0.0292267497677804" calcext:value-type="float">
            <text:p>0.02922674976778</text:p>
          </table:table-cell>
          <table:table-cell table:number-columns-repeated="61"/>
        </table:table-row>
        <table:table-row table:style-name="ro1">
          <table:table-cell office:value-type="float" office:value="5.75064154385043" calcext:value-type="float">
            <text:p>5.75064154385043</text:p>
          </table:table-cell>
          <table:table-cell office:value-type="float" office:value="0.0432086179682069" calcext:value-type="float">
            <text:p>0.043208617968207</text:p>
          </table:table-cell>
          <table:table-cell office:value-type="float" office:value="0.0251864385588274" calcext:value-type="float">
            <text:p>0.025186438558827</text:p>
          </table:table-cell>
          <table:table-cell table:number-columns-repeated="61"/>
        </table:table-row>
        <table:table-row table:style-name="ro1">
          <table:table-cell office:value-type="float" office:value="5.84682700794025" calcext:value-type="float">
            <text:p>5.84682700794025</text:p>
          </table:table-cell>
          <table:table-cell office:value-type="float" office:value="0.045427231196589" calcext:value-type="float">
            <text:p>0.045427231196589</text:p>
          </table:table-cell>
          <table:table-cell office:value-type="float" office:value="0.0209120729390945" calcext:value-type="float">
            <text:p>0.020912072939095</text:p>
          </table:table-cell>
          <table:table-cell table:number-columns-repeated="61"/>
        </table:table-row>
        <table:table-row table:style-name="ro1">
          <table:table-cell office:value-type="float" office:value="5.94301247203006" calcext:value-type="float">
            <text:p>5.94301247203006</text:p>
          </table:table-cell>
          <table:table-cell office:value-type="float" office:value="0.0472250341337859" calcext:value-type="float">
            <text:p>0.047225034133786</text:p>
          </table:table-cell>
          <table:table-cell office:value-type="float" office:value="0.0164431600402296" calcext:value-type="float">
            <text:p>0.01644316004023</text:p>
          </table:table-cell>
          <table:table-cell table:number-columns-repeated="61"/>
        </table:table-row>
        <table:table-row table:style-name="ro1">
          <table:table-cell office:value-type="float" office:value="6.04326782879453" calcext:value-type="float">
            <text:p>6.04326782879453</text:p>
          </table:table-cell>
          <table:table-cell office:value-type="float" office:value="0.0486332254963404" calcext:value-type="float">
            <text:p>0.04863322549634</text:p>
          </table:table-cell>
          <table:table-cell office:value-type="float" office:value="0.0116227482758574" calcext:value-type="float">
            <text:p>0.011622748275857</text:p>
          </table:table-cell>
          <table:table-cell table:number-columns-repeated="61"/>
        </table:table-row>
        <table:table-row table:style-name="ro1">
          <table:table-cell office:value-type="float" office:value="6.143523185559" calcext:value-type="float">
            <text:p>6.143523185559</text:p>
          </table:table-cell>
          <table:table-cell office:value-type="float" office:value="0.0495518082044339" calcext:value-type="float">
            <text:p>0.049551808204434</text:p>
          </table:table-cell>
          <table:table-cell office:value-type="float" office:value="0.0066848845637023" calcext:value-type="float">
            <text:p>0.006684884563702</text:p>
          </table:table-cell>
          <table:table-cell table:number-columns-repeated="61"/>
        </table:table-row>
        <table:table-row table:style-name="ro1">
          <table:table-cell office:value-type="float" office:value="6.24377854232347" calcext:value-type="float">
            <text:p>6.24377854232347</text:p>
          </table:table-cell>
          <table:table-cell office:value-type="float" office:value="0.0499713557135256" calcext:value-type="float">
            <text:p>0.049971355713526</text:p>
          </table:table-cell>
          <table:table-cell office:value-type="float" office:value="0.00167956970665994" calcext:value-type="float">
            <text:p>0.00167956970666</text:p>
          </table:table-cell>
          <table:table-cell table:number-columns-repeated="61"/>
        </table:table-row>
        <table:table-row table:style-name="ro1" table:number-rows-repeated="104850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yfa1" style:display-name="PageStyle_Sayf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ehmet Selim Akay</meta:initial-creator>
    <dc:creator>Mehmet Selim Akay</dc:creator>
    <meta:creation-date>2020-07-20T14:06:33</meta:creation-date>
    <dc:date>2020-07-20T14:07:07</dc:date>
    <meta:generator>LibreOffice/6.4.4.2$Linux_X86_64 LibreOffice_project/40$Build-2</meta:generator>
    <meta:document-statistic meta:table-count="1" meta:cell-count="204" meta:object-count="0"/>
    <meta:user-defined meta:name="AppVersion">16.0300</meta:user-defined>
    <meta:user-defined meta:name="ContentTypeId">0x010100646CD72E8964B64E9896241297D69B8F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